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>
      <style:text-properties fo:background-color="#ffffff"/>
    </style:style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>
      <style:text-properties fo:background-color="#ffffff"/>
    </style:style>
    <style:style style:name="T4_80" style:family="text">
      <style:text-properties fo:background-color="#ffffff"/>
    </style:style>
    <style:style style:name="T4_81" style:family="text">
      <style:text-properties fo:background-color="#ffffff"/>
    </style:style>
    <style:style style:name="T4_82" style:family="text">
      <style:text-properties fo:background-color="#ffffff"/>
    </style:style>
    <style:style style:name="T4_83" style:family="text">
      <style:text-properties fo:background-color="#ffffff"/>
    </style:style>
    <style:style style:name="T4_84" style:family="text">
      <style:text-properties fo:background-color="#ffffff"/>
    </style:style>
    <style:style style:name="T4_85" style:family="text">
      <style:text-properties fo:background-color="#ffffff"/>
    </style:style>
    <style:style style:name="T4_86" style:family="text">
      <style:text-properties fo:background-color="#ffffff"/>
    </style:style>
    <style:style style:name="T4_87" style:family="text">
      <style:text-properties fo:background-color="#ffffff"/>
    </style:style>
    <style:style style:name="T4_88" style:family="text">
      <style:text-properties fo:background-color="#ffffff"/>
    </style:style>
    <style:style style:name="T4_89" style:family="text">
      <style:text-properties fo:background-color="#ffffff"/>
    </style:style>
    <style:style style:name="T4_90" style:family="text">
      <style:text-properties fo:background-color="#ffffff"/>
    </style:style>
    <style:style style:name="T4_91" style:family="text">
      <style:text-properties fo:background-color="#ffffff"/>
    </style:style>
    <style:style style:name="T4_92" style:family="text">
      <style:text-properties fo:background-color="#ffffff"/>
    </style:style>
    <style:style style:name="T4_93" style:family="text">
      <style:text-properties fo:background-color="#ffffff"/>
    </style:style>
    <style:style style:name="T4_94" style:family="text">
      <style:text-properties fo:background-color="#ffffff"/>
    </style:style>
    <style:style style:name="T4_95" style:family="text">
      <style:text-properties fo:background-color="#ffffff"/>
    </style:style>
    <style:style style:name="T4_96" style:family="text">
      <style:text-properties fo:background-color="#ffffff"/>
    </style:style>
    <style:style style:name="T4_97" style:family="text">
      <style:text-properties fo:background-color="#ffffff"/>
    </style:style>
    <style:style style:name="T4_98" style:family="text">
      <style:text-properties fo:background-color="#ffffff"/>
    </style:style>
    <style:style style:name="T4_99" style:family="text">
      <style:text-properties fo:background-color="#ffffff"/>
    </style:style>
    <style:style style:name="T4_100" style:family="text">
      <style:text-properties fo:background-color="#ffffff"/>
    </style:style>
    <style:style style:name="T4_101" style:family="text">
      <style:text-properties fo:background-color="#ffffff"/>
    </style:style>
    <style:style style:name="T4_102" style:family="text">
      <style:text-properties fo:background-color="#ffffff"/>
    </style:style>
    <style:style style:name="T4_103" style:family="text">
      <style:text-properties fo:background-color="#ffffff"/>
    </style:style>
    <style:style style:name="T4_104" style:family="text">
      <style:text-properties fo:background-color="#ffffff"/>
    </style:style>
    <style:style style:name="T4_105" style:family="text">
      <style:text-properties fo:background-color="#ffffff"/>
    </style:style>
    <style:style style:name="T4_106" style:family="text">
      <style:text-properties fo:background-color="#ffffff"/>
    </style:style>
    <style:style style:name="T4_107" style:family="text">
      <style:text-properties fo:background-color="#ffffff"/>
    </style:style>
    <style:style style:name="T4_108" style:family="text">
      <style:text-properties fo:background-color="#ffffff"/>
    </style:style>
    <style:style style:name="T4_109" style:family="text">
      <style:text-properties fo:background-color="#ffffff"/>
    </style:style>
    <style:style style:name="T4_110" style:family="text">
      <style:text-properties fo:background-color="#ffffff"/>
    </style:style>
    <style:style style:name="T4_111" style:family="text">
      <style:text-properties fo:background-color="#ffffff"/>
    </style:style>
    <style:style style:name="T4_112" style:family="text">
      <style:text-properties fo:background-color="#ffffff"/>
    </style:style>
    <style:style style:name="T4_113" style:family="text">
      <style:text-properties fo:background-color="#ffffff"/>
    </style:style>
    <style:style style:name="T4_114" style:family="text">
      <style:text-properties fo:background-color="#ffffff"/>
    </style:style>
    <style:style style:name="T4_115" style:family="text">
      <style:text-properties fo:background-color="#ffffff"/>
    </style:style>
    <style:style style:name="T4_116" style:family="text">
      <style:text-properties fo:background-color="#ffffff"/>
    </style:style>
    <style:style style:name="T4_117" style:family="text">
      <style:text-properties fo:background-color="#ffffff"/>
    </style:style>
    <style:style style:name="T4_118" style:family="text">
      <style:text-properties fo:background-color="#ffffff"/>
    </style:style>
    <style:style style:name="T4_119" style:family="text">
      <style:text-properties fo:background-color="#ffffff"/>
    </style:style>
    <style:style style:name="T4_120" style:family="text">
      <style:text-properties fo:background-color="#ffffff"/>
    </style:style>
    <style:style style:name="T4_121" style:family="text">
      <style:text-properties fo:background-color="#ffffff"/>
    </style:style>
    <style:style style:name="T4_122" style:family="text">
      <style:text-properties fo:background-color="#ffffff"/>
    </style:style>
    <style:style style:name="T4_123" style:family="text">
      <style:text-properties fo:background-color="#ffffff"/>
    </style:style>
    <style:style style:name="T4_124" style:family="text">
      <style:text-properties fo:background-color="#ffffff"/>
    </style:style>
    <style:style style:name="T4_125" style:family="text">
      <style:text-properties fo:background-color="#ffffff"/>
    </style:style>
    <style:style style:name="T4_126" style:family="text">
      <style:text-properties fo:background-color="#ffffff"/>
    </style:style>
    <style:style style:name="T4_127" style:family="text">
      <style:text-properties fo:background-color="#ffffff"/>
    </style:style>
    <style:style style:name="T4_128" style:family="text">
      <style:text-properties fo:background-color="#ffffff"/>
    </style:style>
    <style:style style:name="T4_129" style:family="text">
      <style:text-properties fo:background-color="#ffffff"/>
    </style:style>
    <style:style style:name="T4_130" style:family="text">
      <style:text-properties fo:background-color="#ffffff"/>
    </style:style>
    <style:style style:name="T4_131" style:family="text">
      <style:text-properties fo:background-color="#ffffff"/>
    </style:style>
    <style:style style:name="T4_132" style:family="text">
      <style:text-properties fo:background-color="#ffffff"/>
    </style:style>
    <style:style style:name="T4_133" style:family="text">
      <style:text-properties fo:background-color="#ffffff"/>
    </style:style>
    <style:style style:name="T4_134" style:family="text">
      <style:text-properties fo:background-color="#ffffff"/>
    </style:style>
    <style:style style:name="T4_135" style:family="text">
      <style:text-properties fo:background-color="#ffffff"/>
    </style:style>
    <style:style style:name="T4_136" style:family="text">
      <style:text-properties fo:background-color="#ffffff"/>
    </style:style>
    <style:style style:name="T4_137" style:family="text">
      <style:text-properties fo:background-color="#ffffff"/>
    </style:style>
    <style:style style:name="T4_138" style:family="text">
      <style:text-properties fo:background-color="#ffffff"/>
    </style:style>
    <style:style style:name="T4_139" style:family="text">
      <style:text-properties fo:background-color="#ffffff"/>
    </style:style>
    <style:style style:name="T4_140" style:family="text">
      <style:text-properties fo:background-color="#ffffff"/>
    </style:style>
    <style:style style:name="T4_141" style:family="text">
      <style:text-properties fo:background-color="#ffffff"/>
    </style:style>
    <style:style style:name="T4_142" style:family="text">
      <style:text-properties fo:background-color="#ffffff"/>
    </style:style>
    <style:style style:name="T4_143" style:family="text">
      <style:text-properties fo:background-color="#ffffff"/>
    </style:style>
    <style:style style:name="T4_144" style:family="text">
      <style:text-properties fo:background-color="#ffffff"/>
    </style:style>
    <style:style style:name="T4_145" style:family="text">
      <style:text-properties fo:background-color="#ffffff"/>
    </style:style>
    <style:style style:name="T4_146" style:family="text">
      <style:text-properties fo:background-color="#ffffff"/>
    </style:style>
    <style:style style:name="T4_147" style:family="text">
      <style:text-properties fo:background-color="#ffffff"/>
    </style:style>
    <style:style style:name="T4_148" style:family="text">
      <style:text-properties fo:background-color="#ffffff"/>
    </style:style>
    <style:style style:name="T4_149" style:family="text">
      <style:text-properties fo:background-color="#ffffff"/>
    </style:style>
    <style:style style:name="T4_150" style:family="text">
      <style:text-properties fo:background-color="#ffffff"/>
    </style:style>
    <style:style style:name="T4_151" style:family="text">
      <style:text-properties fo:background-color="#ffffff"/>
    </style:style>
    <style:style style:name="T4_152" style:family="text">
      <style:text-properties fo:background-color="#ffffff"/>
    </style:style>
    <style:style style:name="T4_153" style:family="text">
      <style:text-properties fo:background-color="#ffffff"/>
    </style:style>
    <style:style style:name="T4_154" style:family="text">
      <style:text-properties fo:background-color="#ffffff"/>
    </style:style>
    <style:style style:name="T4_155" style:family="text">
      <style:text-properties fo:background-color="#ffffff"/>
    </style:style>
    <style:style style:name="T4_156" style:family="text">
      <style:text-properties fo:background-color="#ffffff"/>
    </style:style>
    <style:style style:name="T4_157" style:family="text">
      <style:text-properties fo:background-color="#ffffff"/>
    </style:style>
    <style:style style:name="T4_158" style:family="text">
      <style:text-properties fo:background-color="#ffffff"/>
    </style:style>
    <style:style style:name="T4_159" style:family="text">
      <style:text-properties fo:background-color="#ffffff"/>
    </style:style>
    <style:style style:name="T4_160" style:family="text">
      <style:text-properties fo:background-color="#ffffff"/>
    </style:style>
    <style:style style:name="T4_161" style:family="text">
      <style:text-properties fo:background-color="#ffffff"/>
    </style:style>
    <style:style style:name="T4_162" style:family="text">
      <style:text-properties fo:background-color="#ffffff"/>
    </style:style>
    <style:style style:name="T4_163" style:family="text">
      <style:text-properties fo:background-color="#ffffff"/>
    </style:style>
    <style:style style:name="T4_164" style:family="text">
      <style:text-properties fo:background-color="#ffffff"/>
    </style:style>
    <style:style style:name="T4_165" style:family="text">
      <style:text-properties fo:background-color="#ffffff"/>
    </style:style>
    <style:style style:name="T4_166" style:family="text">
      <style:text-properties fo:background-color="#ffffff"/>
    </style:style>
    <style:style style:name="P5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background-color="#ffffff"/>
    </style:style>
    <style:style style:name="T6_2" style:family="text">
      <style:text-properties fo:background-color="#ffffff"/>
    </style:style>
    <style:style style:name="T6_3" style:family="text">
      <style:text-properties fo:background-color="#ffffff"/>
    </style:style>
    <style:style style:name="T6_4" style:family="text">
      <style:text-properties fo:background-color="#ffffff"/>
    </style:style>
    <style:style style:name="T6_5" style:family="text">
      <style:text-properties fo:background-color="#ffffff"/>
    </style:style>
    <style:style style:name="T6_6" style:family="text">
      <style:text-properties fo:background-color="#ffffff"/>
    </style:style>
    <style:style style:name="T6_7" style:family="text">
      <style:text-properties fo:background-color="#ffffff"/>
    </style:style>
    <style:style style:name="T6_8" style:family="text">
      <style:text-properties fo:background-color="#ffffff"/>
    </style:style>
    <style:style style:name="T6_9" style:family="text">
      <style:text-properties fo:background-color="#ffffff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 fo:font-style="italic" style:font-style-asian="italic" style:font-style-complex="italic"/>
    </style:style>
    <style:style style:name="T7_14" style:family="text">
      <style:text-properties fo:background-color="#ffffff" fo:font-style="italic" style:font-style-asian="italic" style:font-style-complex="italic"/>
    </style:style>
    <style:style style:name="T7_15" style:family="text">
      <style:text-properties fo:background-color="#ffffff" fo:font-style="italic" style:font-style-asian="italic" style:font-style-complex="italic"/>
    </style:style>
    <style:style style:name="T7_16" style:family="text">
      <style:text-properties fo:background-color="#ffffff" fo:font-style="italic" style:font-style-asian="italic" style:font-style-complex="italic"/>
    </style:style>
    <style:style style:name="T7_17" style:family="text">
      <style:text-properties fo:background-color="#ffffff" fo:font-style="italic" style:font-style-asian="italic" style:font-style-complex="italic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 fo:font-style="italic" style:font-style-asian="italic" style:font-style-complex="italic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T7_161" style:family="text">
      <style:text-properties fo:background-color="#ffffff"/>
    </style:style>
    <style:style style:name="T7_162" style:family="text">
      <style:text-properties fo:background-color="#ffffff"/>
    </style:style>
    <style:style style:name="T7_163" style:family="text">
      <style:text-properties fo:background-color="#ffffff"/>
    </style:style>
    <style:style style:name="T7_164" style:family="text">
      <style:text-properties fo:background-color="#ffffff"/>
    </style:style>
    <style:style style:name="T7_165" style:family="text">
      <style:text-properties fo:background-color="#ffffff"/>
    </style:style>
    <style:style style:name="T7_166" style:family="text">
      <style:text-properties fo:background-color="#ffffff"/>
    </style:style>
    <style:style style:name="T7_167" style:family="text">
      <style:text-properties fo:background-color="#ffffff"/>
    </style:style>
    <style:style style:name="T7_168" style:family="text">
      <style:text-properties fo:background-color="#ffffff"/>
    </style:style>
    <style:style style:name="T7_169" style:family="text">
      <style:text-properties fo:background-color="#ffffff"/>
    </style:style>
    <style:style style:name="T7_170" style:family="text">
      <style:text-properties fo:background-color="#ffffff"/>
    </style:style>
    <style:style style:name="T7_171" style:family="text">
      <style:text-properties fo:background-color="#ffffff"/>
    </style:style>
    <style:style style:name="T7_172" style:family="text">
      <style:text-properties fo:background-color="#ffffff"/>
    </style:style>
    <style:style style:name="T7_173" style:family="text">
      <style:text-properties fo:background-color="#ffffff"/>
    </style:style>
    <style:style style:name="T7_174" style:family="text">
      <style:text-properties fo:background-color="#ffffff"/>
    </style:style>
    <style:style style:name="T7_175" style:family="text">
      <style:text-properties fo:background-color="#ffffff"/>
    </style:style>
    <style:style style:name="T7_176" style:family="text">
      <style:text-properties fo:background-color="#ffffff"/>
    </style:style>
    <style:style style:name="T7_177" style:family="text">
      <style:text-properties fo:background-color="#ffffff"/>
    </style:style>
    <style:style style:name="T7_178" style:family="text">
      <style:text-properties fo:background-color="#ffffff"/>
    </style:style>
    <style:style style:name="T7_179" style:family="text">
      <style:text-properties fo:background-color="#ffffff"/>
    </style:style>
    <style:style style:name="T7_180" style:family="text">
      <style:text-properties fo:background-color="#ffffff"/>
    </style:style>
    <style:style style:name="T7_181" style:family="text">
      <style:text-properties fo:background-color="#ffffff"/>
    </style:style>
    <style:style style:name="T7_182" style:family="text">
      <style:text-properties fo:background-color="#ffffff"/>
    </style:style>
    <style:style style:name="T7_183" style:family="text">
      <style:text-properties fo:background-color="#ffffff"/>
    </style:style>
    <style:style style:name="T7_184" style:family="text">
      <style:text-properties fo:background-color="#ffffff"/>
    </style:style>
    <style:style style:name="T7_185" style:family="text">
      <style:text-properties fo:background-color="#ffffff"/>
    </style:style>
    <style:style style:name="T7_186" style:family="text">
      <style:text-properties fo:background-color="#ffffff"/>
    </style:style>
    <style:style style:name="T7_187" style:family="text">
      <style:text-properties fo:background-color="#ffffff"/>
    </style:style>
    <style:style style:name="T7_188" style:family="text">
      <style:text-properties fo:background-color="#ffffff"/>
    </style:style>
    <style:style style:name="T7_189" style:family="text">
      <style:text-properties fo:background-color="#ffffff"/>
    </style:style>
    <style:style style:name="T7_190" style:family="text">
      <style:text-properties fo:background-color="#ffffff"/>
    </style:style>
    <style:style style:name="T7_191" style:family="text">
      <style:text-properties fo:background-color="#ffffff"/>
    </style:style>
    <style:style style:name="T7_192" style:family="text">
      <style:text-properties fo:background-color="#ffffff"/>
    </style:style>
    <style:style style:name="T7_193" style:family="text">
      <style:text-properties fo:background-color="#ffffff"/>
    </style:style>
    <style:style style:name="T7_194" style:family="text">
      <style:text-properties fo:background-color="#ffffff"/>
    </style:style>
    <style:style style:name="T7_195" style:family="text">
      <style:text-properties fo:background-color="#ffffff"/>
    </style:style>
    <style:style style:name="T7_196" style:family="text">
      <style:text-properties fo:background-color="#ffffff"/>
    </style:style>
    <style:style style:name="T7_197" style:family="text">
      <style:text-properties fo:background-color="#ffffff"/>
    </style:style>
    <style:style style:name="T7_198" style:family="text">
      <style:text-properties fo:background-color="#ffffff"/>
    </style:style>
    <style:style style:name="T7_199" style:family="text">
      <style:text-properties fo:background-color="#ffffff"/>
    </style:style>
    <style:style style:name="T7_200" style:family="text">
      <style:text-properties fo:background-color="#ffffff"/>
    </style:style>
    <style:style style:name="T7_201" style:family="text">
      <style:text-properties fo:background-color="#ffffff"/>
    </style:style>
    <style:style style:name="T7_202" style:family="text">
      <style:text-properties fo:background-color="#ffffff"/>
    </style:style>
    <style:style style:name="T7_203" style:family="text">
      <style:text-properties fo:background-color="#ffffff"/>
    </style:style>
    <style:style style:name="T7_204" style:family="text">
      <style:text-properties fo:background-color="#ffffff"/>
    </style:style>
    <style:style style:name="T7_205" style:family="text">
      <style:text-properties fo:background-color="#ffffff"/>
    </style:style>
    <style:style style:name="T7_206" style:family="text">
      <style:text-properties fo:background-color="#ffffff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T8_17" style:family="text">
      <style:text-properties fo:background-color="#ffffff"/>
    </style:style>
    <style:style style:name="T8_18" style:family="text">
      <style:text-properties fo:background-color="#ffffff"/>
    </style:style>
    <style:style style:name="T8_19" style:family="text">
      <style:text-properties fo:background-color="#ffffff"/>
    </style:style>
    <style:style style:name="T8_20" style:family="text">
      <style:text-properties fo:background-color="#ffffff"/>
    </style:style>
    <style:style style:name="T8_21" style:family="text">
      <style:text-properties fo:background-color="#ffffff"/>
    </style:style>
    <style:style style:name="T8_22" style:family="text">
      <style:text-properties fo:background-color="#ffffff"/>
    </style:style>
    <style:style style:name="T8_23" style:family="text">
      <style:text-properties fo:background-color="#ffffff"/>
    </style:style>
    <style:style style:name="T8_24" style:family="text">
      <style:text-properties fo:background-color="#ffffff"/>
    </style:style>
    <style:style style:name="T8_25" style:family="text">
      <style:text-properties fo:background-color="#ffffff"/>
    </style:style>
    <style:style style:name="T8_26" style:family="text">
      <style:text-properties fo:background-color="#ffffff"/>
    </style:style>
    <style:style style:name="T8_27" style:family="text">
      <style:text-properties fo:background-color="#ffffff"/>
    </style:style>
    <style:style style:name="T8_28" style:family="text">
      <style:text-properties fo:background-color="#ffffff"/>
    </style:style>
    <style:style style:name="T8_29" style:family="text">
      <style:text-properties fo:background-color="#ffffff"/>
    </style:style>
    <style:style style:name="T8_30" style:family="text">
      <style:text-properties fo:background-color="#ffffff"/>
    </style:style>
    <style:style style:name="T8_31" style:family="text">
      <style:text-properties fo:background-color="#ffffff"/>
    </style:style>
    <style:style style:name="T8_32" style:family="text">
      <style:text-properties fo:background-color="#ffffff"/>
    </style:style>
    <style:style style:name="T8_33" style:family="text">
      <style:text-properties fo:background-color="#ffffff"/>
    </style:style>
    <style:style style:name="T8_34" style:family="text">
      <style:text-properties fo:background-color="#ffffff"/>
    </style:style>
    <style:style style:name="T8_35" style:family="text">
      <style:text-properties fo:background-color="#ffffff"/>
    </style:style>
    <style:style style:name="T8_36" style:family="text">
      <style:text-properties fo:background-color="#ffffff"/>
    </style:style>
    <style:style style:name="T8_37" style:family="text">
      <style:text-properties fo:background-color="#ffffff"/>
    </style:style>
    <style:style style:name="T8_38" style:family="text">
      <style:text-properties fo:background-color="#ffffff"/>
    </style:style>
    <style:style style:name="T8_39" style:family="text">
      <style:text-properties fo:background-color="#ffffff"/>
    </style:style>
    <style:style style:name="T8_40" style:family="text">
      <style:text-properties fo:background-color="#ffffff"/>
    </style:style>
    <style:style style:name="T8_41" style:family="text">
      <style:text-properties fo:background-color="#ffffff"/>
    </style:style>
    <style:style style:name="T8_42" style:family="text">
      <style:text-properties fo:background-color="#ffffff"/>
    </style:style>
    <style:style style:name="T8_43" style:family="text">
      <style:text-properties fo:background-color="#ffffff"/>
    </style:style>
    <style:style style:name="T8_44" style:family="text">
      <style:text-properties fo:background-color="#ffffff"/>
    </style:style>
    <style:style style:name="T8_45" style:family="text">
      <style:text-properties fo:background-color="#ffffff"/>
    </style:style>
    <style:style style:name="T8_46" style:family="text">
      <style:text-properties fo:background-color="#ffffff"/>
    </style:style>
    <style:style style:name="T8_47" style:family="text">
      <style:text-properties fo:background-color="#ffffff"/>
    </style:style>
    <style:style style:name="T8_48" style:family="text">
      <style:text-properties fo:background-color="#ffffff"/>
    </style:style>
    <style:style style:name="T8_49" style:family="text">
      <style:text-properties fo:background-color="#ffffff"/>
    </style:style>
    <style:style style:name="T8_50" style:family="text">
      <style:text-properties fo:background-color="#ffffff"/>
    </style:style>
    <style:style style:name="T8_51" style:family="text">
      <style:text-properties fo:background-color="#ffffff"/>
    </style:style>
    <style:style style:name="T8_52" style:family="text">
      <style:text-properties fo:background-color="#ffffff"/>
    </style:style>
    <style:style style:name="T8_53" style:family="text">
      <style:text-properties fo:background-color="#ffffff"/>
    </style:style>
    <style:style style:name="T8_54" style:family="text">
      <style:text-properties fo:background-color="#ffffff"/>
    </style:style>
    <style:style style:name="P9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GIT</text:span><text:span text:style-name="T1_2"><text:s/>-<text:s/></text:span><text:span text:style-name="T1_3">GITHUB</text:span></text:p>
      <text:p text:style-name="P2"/>
      <text:p text:style-name="P3"><text:span text:style-name="T3_1">Historia</text:span></text:p>
      <text:p text:style-name="P4"><text:span text:style-name="T4_1">Git</text:span><text:span text:style-name="T4_2"><text:s/></text:span><text:span text:style-name="T4_3">es</text:span><text:span text:style-name="T4_4"><text:s/></text:span><text:span text:style-name="T4_5">un</text:span><text:span text:style-name="T4_6"><text:s/></text:span><text:span text:style-name="T4_7">sistema</text:span><text:span text:style-name="T4_8"><text:s/></text:span><text:span text:style-name="T4_9">de</text:span><text:span text:style-name="T4_10"><text:s/></text:span><text:span text:style-name="T4_11">control</text:span><text:span text:style-name="T4_12"><text:s/></text:span><text:span text:style-name="T4_13">de</text:span><text:span text:style-name="T4_14"><text:s/></text:span><text:span text:style-name="T4_15">versiones</text:span><text:span text:style-name="T4_16"><text:s/></text:span><text:span text:style-name="T4_17">distribuido</text:span><text:span text:style-name="T4_18"><text:s/>(</text:span><text:span text:style-name="T4_19">DVCS</text:span><text:span text:style-name="T4_20">)<text:s/></text:span><text:span text:style-name="T4_21">de</text:span><text:span text:style-name="T4_22"><text:s/></text:span><text:span text:style-name="T4_23">código</text:span><text:span text:style-name="T4_24"><text:s/></text:span><text:span text:style-name="T4_25">abierto</text:span><text:span text:style-name="T4_26">,<text:s/></text:span><text:span text:style-name="T4_27">nace</text:span><text:span text:style-name="T4_28"><text:s/></text:span><text:span text:style-name="T4_29">en</text:span><text:span text:style-name="T4_30"><text:s/></text:span><text:span text:style-name="T4_31">el</text:span><text:span text:style-name="T4_32"><text:s/></text:span><text:span text:style-name="T4_33">año</text:span><text:span text:style-name="T4_34"><text:s/>2005<text:s/></text:span><text:span text:style-name="T4_35">a</text:span><text:span text:style-name="T4_36"><text:s/></text:span><text:span text:style-name="T4_37">partir</text:span><text:span text:style-name="T4_38"><text:s/></text:span><text:span text:style-name="T4_39">de</text:span><text:span text:style-name="T4_40"><text:s/></text:span><text:span text:style-name="T4_41">diferentes</text:span><text:span text:style-name="T4_42"><text:s/></text:span><text:span text:style-name="T4_43">necesidad</text:span><text:span text:style-name="T4_44"><text:s/></text:span><text:span text:style-name="T4_45">que</text:span><text:span text:style-name="T4_46"><text:s/></text:span><text:span text:style-name="T4_47">tenía</text:span><text:span text:style-name="T4_48"><text:s/></text:span><text:span text:style-name="T4_49">la</text:span><text:span text:style-name="T4_50"><text:s/></text:span><text:span text:style-name="T4_51">comunidad</text:span><text:span text:style-name="T4_52"><text:s/></text:span><text:span text:style-name="T4_53">que</text:span><text:span text:style-name="T4_54"><text:s/></text:span><text:span text:style-name="T4_55">desarrolla</text:span><text:span text:style-name="T4_56"><text:s/></text:span><text:span text:style-name="T4_57">el</text:span><text:span text:style-name="T4_58"><text:s/></text:span><text:span text:style-name="T4_59">kernel</text:span><text:span text:style-name="T4_60"><text:s/></text:span><text:span text:style-name="T4_61">de</text:span><text:span text:style-name="T4_62"><text:s/></text:span><text:span text:style-name="T4_63">linux</text:span><text:span text:style-name="T4_64">,<text:s/></text:span><text:span text:style-name="T4_65">ya</text:span><text:span text:style-name="T4_66"><text:s/></text:span><text:span text:style-name="T4_67">que</text:span><text:span text:style-name="T4_68"><text:s/></text:span><text:span text:style-name="T4_69">hasta</text:span><text:span text:style-name="T4_70"><text:s/></text:span><text:span text:style-name="T4_71">ese</text:span><text:span text:style-name="T4_72"><text:s/></text:span><text:span text:style-name="T4_73">momento</text:span><text:span text:style-name="T4_74"><text:s/></text:span><text:span text:style-name="T4_75">usaba</text:span><text:span text:style-name="T4_76"><text:s/></text:span><text:span text:style-name="T4_77">el</text:span><text:span text:style-name="T4_78"><text:s/></text:span><text:span text:style-name="T4_79">BitKeeper</text:span><text:span text:style-name="T4_80"><text:s/></text:span><text:span text:style-name="T4_81">que</text:span><text:span text:style-name="T4_82"><text:s/></text:span><text:span text:style-name="T4_83">es</text:span><text:span text:style-name="T4_84"><text:s/></text:span><text:span text:style-name="T4_85">un</text:span><text:span text:style-name="T4_86"><text:s/></text:span><text:span text:style-name="T4_87">software</text:span><text:span text:style-name="T4_88"><text:s/></text:span><text:span text:style-name="T4_89">propietario</text:span><text:span text:style-name="T4_90">,<text:s/></text:span><text:span text:style-name="T4_91">lo</text:span><text:span text:style-name="T4_92"><text:s/></text:span><text:span text:style-name="T4_93">que</text:span><text:span text:style-name="T4_94"><text:s/></text:span><text:span text:style-name="T4_95">impedía</text:span><text:span text:style-name="T4_96"><text:s/></text:span><text:span text:style-name="T4_97">hacerle</text:span><text:span text:style-name="T4_98"><text:s/></text:span><text:span text:style-name="T4_99">modificaciones</text:span><text:span text:style-name="T4_100"><text:s/></text:span><text:span text:style-name="T4_101">y</text:span><text:span text:style-name="T4_102"><text:s/></text:span><text:span text:style-name="T4_103">mejoras</text:span><text:span text:style-name="T4_104"><text:s/></text:span><text:span text:style-name="T4_105">al</text:span><text:span text:style-name="T4_106"><text:s/></text:span><text:span text:style-name="T4_107">sistema</text:span><text:span text:style-name="T4_108">.<text:s/></text:span><text:span text:style-name="T4_109">Luego</text:span><text:span text:style-name="T4_110"><text:s/></text:span><text:span text:style-name="T4_111">de</text:span><text:span text:style-name="T4_112"><text:s/></text:span><text:span text:style-name="T4_113">largas</text:span><text:span text:style-name="T4_114"><text:s/></text:span><text:span text:style-name="T4_115">discusiones</text:span><text:span text:style-name="T4_116"><text:s/></text:span><text:span text:style-name="T4_117">sobre</text:span><text:span text:style-name="T4_118"><text:s/></text:span><text:span text:style-name="T4_119">esta</text:span><text:span text:style-name="T4_120"><text:s/></text:span><text:span text:style-name="T4_121">problemática</text:span><text:span text:style-name="T4_122"><text:s/></text:span><text:span text:style-name="T4_123">Linus</text:span><text:span text:style-name="T4_124"><text:s/></text:span><text:span text:style-name="T4_125">Torvalds</text:span><text:span text:style-name="T4_126"><text:s/></text:span><text:span text:style-name="T4_127">decidió</text:span><text:span text:style-name="T4_128"><text:s/>“</text:span><text:span text:style-name="T4_129">crear</text:span><text:span text:style-name="T4_130"><text:s/></text:span><text:span text:style-name="T4_131">un</text:span><text:span text:style-name="T4_132"><text:s/></text:span><text:span text:style-name="T4_133">DVCS</text:span><text:span text:style-name="T4_134"><text:s/></text:span><text:span text:style-name="T4_135">más</text:span><text:span text:style-name="T4_136"><text:s/></text:span><text:span text:style-name="T4_137">eficiente</text:span><text:span text:style-name="T4_138"><text:s/></text:span><text:span text:style-name="T4_139">y</text:span><text:span text:style-name="T4_140"><text:s/></text:span><text:span text:style-name="T4_141">más</text:span><text:span text:style-name="T4_142"><text:s/></text:span><text:span text:style-name="T4_143">poderoso</text:span><text:span text:style-name="T4_144"><text:s/></text:span><text:span text:style-name="T4_145">que</text:span><text:span text:style-name="T4_146"><text:s/></text:span><text:span text:style-name="T4_147">cualquiera</text:span><text:span text:style-name="T4_148"><text:s/></text:span><text:span text:style-name="T4_149">de</text:span><text:span text:style-name="T4_150"><text:s/></text:span><text:span text:style-name="T4_151">los</text:span><text:span text:style-name="T4_152"><text:s/></text:span><text:span text:style-name="T4_153">actuales</text:span><text:span text:style-name="T4_154">,<text:s/></text:span><text:span text:style-name="T4_155">en</text:span><text:span text:style-name="T4_156"><text:s/></text:span><text:span text:style-name="T4_157">dos</text:span><text:span text:style-name="T4_158"><text:s/></text:span><text:span text:style-name="T4_159">semanas</text:span><text:span text:style-name="T4_160">”.<text:s/></text:span><text:span text:style-name="T4_161">Asi</text:span><text:span text:style-name="T4_162"><text:s/></text:span><text:span text:style-name="T4_163">nació</text:span><text:span text:style-name="T4_164"><text:s/></text:span><text:span text:style-name="T4_165">Git</text:span><text:span text:style-name="T4_166">.</text:span></text:p>
      <text:p text:style-name="P5"/>
      <text:p text:style-name="P6"><text:span text:style-name="T6_1">Sistemas</text:span><text:span text:style-name="T6_2"><text:s/></text:span><text:span text:style-name="T6_3">de</text:span><text:span text:style-name="T6_4"><text:s/></text:span><text:span text:style-name="T6_5">Control</text:span><text:span text:style-name="T6_6"><text:s/></text:span><text:span text:style-name="T6_7">de</text:span><text:span text:style-name="T6_8"><text:s/></text:span><text:span text:style-name="T6_9">Versiones</text:span></text:p>
      <text:p text:style-name="P7"><text:span text:style-name="T7_1">Un</text:span><text:span text:style-name="T7_2"><text:s/></text:span><text:span text:style-name="T7_3">Sistema</text:span><text:span text:style-name="T7_4"><text:s/></text:span><text:span text:style-name="T7_5">de</text:span><text:span text:style-name="T7_6"><text:s/></text:span><text:span text:style-name="T7_7">Control</text:span><text:span text:style-name="T7_8"><text:s/></text:span><text:span text:style-name="T7_9">de</text:span><text:span text:style-name="T7_10"><text:s/></text:span><text:span text:style-name="T7_11">Versiones</text:span><text:span text:style-name="T7_12"><text:s/>(</text:span><text:span text:style-name="T7_13">Version</text:span><text:span text:style-name="T7_14"><text:s/></text:span><text:span text:style-name="T7_15">Control</text:span><text:span text:style-name="T7_16"><text:s/></text:span><text:span text:style-name="T7_17">System</text:span><text:span text:style-name="T7_18"><text:s/>-<text:s/></text:span><text:span text:style-name="T7_19">VCS</text:span><text:span text:style-name="T7_20">,<text:s/></text:span><text:span text:style-name="T7_21">por</text:span><text:span text:style-name="T7_22"><text:s/></text:span><text:span text:style-name="T7_23">sus</text:span><text:span text:style-name="T7_24"><text:s/></text:span><text:span text:style-name="T7_25">siglas</text:span><text:span text:style-name="T7_26"><text:s/></text:span><text:span text:style-name="T7_27">en</text:span><text:span text:style-name="T7_28"><text:s/></text:span><text:span text:style-name="T7_29">inglés</text:span><text:span text:style-name="T7_30">)<text:s/></text:span><text:span text:style-name="T7_31">es</text:span><text:span text:style-name="T7_32"><text:s/></text:span><text:span text:style-name="T7_33">un</text:span><text:span text:style-name="T7_34"><text:s/></text:span><text:span text:style-name="T7_35">software</text:span><text:span text:style-name="T7_36"><text:s/></text:span><text:span text:style-name="T7_37">que</text:span><text:span text:style-name="T7_38"><text:s/></text:span><text:span text:style-name="T7_39">registra</text:span><text:span text:style-name="T7_40"><text:s/></text:span><text:span text:style-name="T7_41">los</text:span><text:span text:style-name="T7_42"><text:s/></text:span><text:span text:style-name="T7_43">cambios</text:span><text:span text:style-name="T7_44"><text:s/></text:span><text:span text:style-name="T7_45">en</text:span><text:span text:style-name="T7_46"><text:s/></text:span><text:span text:style-name="T7_47">un</text:span><text:span text:style-name="T7_48"><text:s/></text:span><text:span text:style-name="T7_49">archivo</text:span><text:span text:style-name="T7_50"><text:s/></text:span><text:span text:style-name="T7_51">o</text:span><text:span text:style-name="T7_52"><text:s/></text:span><text:span text:style-name="T7_53">un</text:span><text:span text:style-name="T7_54"><text:s/></text:span><text:span text:style-name="T7_55">conjunto</text:span><text:span text:style-name="T7_56"><text:s/></text:span><text:span text:style-name="T7_57">de</text:span><text:span text:style-name="T7_58"><text:s/></text:span><text:span text:style-name="T7_59">archivos</text:span><text:span text:style-name="T7_60"><text:s/></text:span><text:span text:style-name="T7_61">a</text:span><text:span text:style-name="T7_62"><text:s/></text:span><text:span text:style-name="T7_63">lo</text:span><text:span text:style-name="T7_64"><text:s/></text:span><text:span text:style-name="T7_65">largo</text:span><text:span text:style-name="T7_66"><text:s/></text:span><text:span text:style-name="T7_67">del</text:span><text:span text:style-name="T7_68"><text:s/></text:span><text:span text:style-name="T7_69">tiempo</text:span><text:span text:style-name="T7_70">,<text:s/></text:span><text:span text:style-name="T7_71">para</text:span><text:span text:style-name="T7_72"><text:s/></text:span><text:span text:style-name="T7_73">tener</text:span><text:span text:style-name="T7_74"><text:s/></text:span><text:span text:style-name="T7_75">un</text:span><text:span text:style-name="T7_76"><text:s/></text:span><text:span text:style-name="T7_77">seguimiento</text:span><text:span text:style-name="T7_78"><text:s/>(</text:span><text:span text:style-name="T7_79">tracking</text:span><text:span text:style-name="T7_80">)<text:s/></text:span><text:span text:style-name="T7_81">de</text:span><text:span text:style-name="T7_82"><text:s/></text:span><text:span text:style-name="T7_83">quién</text:span><text:span text:style-name="T7_84">,<text:s/></text:span><text:span text:style-name="T7_85">cuándo</text:span><text:span text:style-name="T7_86"><text:s/></text:span><text:span text:style-name="T7_87">y</text:span><text:span text:style-name="T7_88"><text:s/></text:span><text:span text:style-name="T7_89">qué</text:span><text:span text:style-name="T7_90"><text:s/></text:span><text:span text:style-name="T7_91">cambios</text:span><text:span text:style-name="T7_92"><text:s/></text:span><text:span text:style-name="T7_93">se</text:span><text:span text:style-name="T7_94"><text:s/></text:span><text:span text:style-name="T7_95">realizaron</text:span><text:span text:style-name="T7_96"><text:s/></text:span><text:span text:style-name="T7_97">sobre</text:span><text:span text:style-name="T7_98"><text:s/></text:span><text:span text:style-name="T7_99">ese</text:span><text:span text:style-name="T7_100"><text:s/></text:span><text:span text:style-name="T7_101">conjunto</text:span><text:span text:style-name="T7_102"><text:s/></text:span><text:span text:style-name="T7_103">de</text:span><text:span text:style-name="T7_104"><text:s/></text:span><text:span text:style-name="T7_105">archivos</text:span><text:span text:style-name="T7_106"><text:s/></text:span><text:span text:style-name="T7_107">y</text:span><text:span text:style-name="T7_108">,<text:s/></text:span><text:span text:style-name="T7_109">a</text:span><text:span text:style-name="T7_110"><text:s/></text:span><text:span text:style-name="T7_111">la</text:span><text:span text:style-name="T7_112"><text:s/></text:span><text:span text:style-name="T7_113">vez</text:span><text:span text:style-name="T7_114">,<text:s/></text:span><text:span text:style-name="T7_115">ser</text:span><text:span text:style-name="T7_116"><text:s/></text:span><text:span text:style-name="T7_117">capaz</text:span><text:span text:style-name="T7_118"><text:s/></text:span><text:span text:style-name="T7_119">de</text:span><text:span text:style-name="T7_120"><text:s/></text:span><text:span text:style-name="T7_121">volver</text:span><text:span text:style-name="T7_122"><text:s/></text:span><text:span text:style-name="T7_123">los</text:span><text:span text:style-name="T7_124"><text:s/></text:span><text:span text:style-name="T7_125">cambios</text:span><text:span text:style-name="T7_126"><text:s/></text:span><text:span text:style-name="T7_127">atras</text:span><text:span text:style-name="T7_128"><text:s/></text:span><text:span text:style-name="T7_129">en</text:span><text:span text:style-name="T7_130"><text:s/></text:span><text:span text:style-name="T7_131">el</text:span><text:span text:style-name="T7_132"><text:s/></text:span><text:span text:style-name="T7_133">tiempo</text:span><text:span text:style-name="T7_134"><text:s/></text:span><text:span text:style-name="T7_135">a</text:span><text:span text:style-name="T7_136"><text:s/></text:span><text:span text:style-name="T7_137">cualquier</text:span><text:span text:style-name="T7_138"><text:s/></text:span><text:span text:style-name="T7_139">punto</text:span><text:span text:style-name="T7_140">,<text:s/></text:span><text:span text:style-name="T7_141">comparar</text:span><text:span text:style-name="T7_142"><text:s/></text:span><text:span text:style-name="T7_143">distintas</text:span><text:span text:style-name="T7_144"><text:s/></text:span><text:span text:style-name="T7_145">versiones</text:span><text:span text:style-name="T7_146">,<text:s/></text:span><text:span text:style-name="T7_147">ya</text:span><text:span text:style-name="T7_148"><text:s/></text:span><text:span text:style-name="T7_149">sea</text:span><text:span text:style-name="T7_150"><text:s/></text:span><text:span text:style-name="T7_151">de</text:span><text:span text:style-name="T7_152"><text:s/></text:span><text:span text:style-name="T7_153">todo</text:span><text:span text:style-name="T7_154"><text:s/></text:span><text:span text:style-name="T7_155">el</text:span><text:span text:style-name="T7_156"><text:s/></text:span><text:span text:style-name="T7_157">conjunto</text:span><text:span text:style-name="T7_158"><text:s/></text:span><text:span text:style-name="T7_159">de</text:span><text:span text:style-name="T7_160"><text:s/></text:span><text:span text:style-name="T7_161">archivos</text:span><text:span text:style-name="T7_162">,<text:s/></text:span><text:span text:style-name="T7_163">o</text:span><text:span text:style-name="T7_164"><text:s/></text:span><text:span text:style-name="T7_165">de</text:span><text:span text:style-name="T7_166"><text:s/></text:span><text:span text:style-name="T7_167">un</text:span><text:span text:style-name="T7_168"><text:s/></text:span><text:span text:style-name="T7_169">subconjunto</text:span><text:span text:style-name="T7_170"><text:s/></text:span><text:span text:style-name="T7_171">del</text:span><text:span text:style-name="T7_172"><text:s/></text:span><text:span text:style-name="T7_173">mismo</text:span><text:span text:style-name="T7_174">.<text:s/></text:span><text:span text:style-name="T7_175">Dicho</text:span><text:span text:style-name="T7_176"><text:s/></text:span><text:span text:style-name="T7_177">en</text:span><text:span text:style-name="T7_178"><text:s/></text:span><text:span text:style-name="T7_179">otros</text:span><text:span text:style-name="T7_180"><text:s/></text:span><text:span text:style-name="T7_181">términos</text:span><text:span text:style-name="T7_182">,<text:s/></text:span><text:span text:style-name="T7_183">si</text:span><text:span text:style-name="T7_184"><text:s/></text:span><text:span text:style-name="T7_185">alguien</text:span><text:span text:style-name="T7_186"><text:s/>“</text:span><text:span text:style-name="T7_187">rompe</text:span><text:span text:style-name="T7_188">”<text:s/></text:span><text:span text:style-name="T7_189">o</text:span><text:span text:style-name="T7_190"><text:s/>“</text:span><text:span text:style-name="T7_191">pierde</text:span><text:span text:style-name="T7_192">”<text:s/></text:span><text:span text:style-name="T7_193">algo</text:span><text:span text:style-name="T7_194">,<text:s/></text:span><text:span text:style-name="T7_195">rápidamente</text:span><text:span text:style-name="T7_196"><text:s/></text:span><text:span text:style-name="T7_197">se</text:span><text:span text:style-name="T7_198"><text:s/></text:span><text:span text:style-name="T7_199">puede</text:span><text:span text:style-name="T7_200"><text:s/></text:span><text:span text:style-name="T7_201">enmendar</text:span><text:span text:style-name="T7_202"><text:s/></text:span><text:span text:style-name="T7_203">el</text:span><text:span text:style-name="T7_204"><text:s/></text:span><text:span text:style-name="T7_205">error</text:span><text:span text:style-name="T7_206">.</text:span></text:p>
      <text:p text:style-name="P8"><text:span text:style-name="T8_1">Los</text:span><text:span text:style-name="T8_2"><text:s/></text:span><text:span text:style-name="T8_3">VCS</text:span><text:span text:style-name="T8_4"><text:s/></text:span><text:span text:style-name="T8_5">son</text:span><text:span text:style-name="T8_6"><text:s/></text:span><text:span text:style-name="T8_7">ampliamente</text:span><text:span text:style-name="T8_8"><text:s/></text:span><text:span text:style-name="T8_9">usados</text:span><text:span text:style-name="T8_10"><text:s/></text:span><text:span text:style-name="T8_11">por</text:span><text:span text:style-name="T8_12"><text:s/></text:span><text:span text:style-name="T8_13">los</text:span><text:span text:style-name="T8_14"><text:s/></text:span><text:span text:style-name="T8_15">programadores</text:span><text:span text:style-name="T8_16"><text:s/></text:span><text:span text:style-name="T8_17">para</text:span><text:span text:style-name="T8_18"><text:s/></text:span><text:span text:style-name="T8_19">el</text:span><text:span text:style-name="T8_20"><text:s/></text:span><text:span text:style-name="T8_21">control</text:span><text:span text:style-name="T8_22"><text:s/></text:span><text:span text:style-name="T8_23">de</text:span><text:span text:style-name="T8_24"><text:s/></text:span><text:span text:style-name="T8_25">su</text:span><text:span text:style-name="T8_26"><text:s/></text:span><text:span text:style-name="T8_27">código</text:span><text:span text:style-name="T8_28"><text:s/></text:span><text:span text:style-name="T8_29">fuente</text:span><text:span text:style-name="T8_30">,<text:s/></text:span><text:span text:style-name="T8_31">pero</text:span><text:span text:style-name="T8_32"><text:s/></text:span><text:span text:style-name="T8_33">sirven</text:span><text:span text:style-name="T8_34"><text:s/></text:span><text:span text:style-name="T8_35">virtualmente</text:span><text:span text:style-name="T8_36"><text:s/></text:span><text:span text:style-name="T8_37">para</text:span><text:span text:style-name="T8_38"><text:s/></text:span><text:span text:style-name="T8_39">mantener</text:span><text:span text:style-name="T8_40"><text:s/></text:span><text:span text:style-name="T8_41">una</text:span><text:span text:style-name="T8_42"><text:s/></text:span><text:span text:style-name="T8_43">revisión</text:span><text:span text:style-name="T8_44"><text:s/></text:span><text:span text:style-name="T8_45">sobre</text:span><text:span text:style-name="T8_46"><text:s/></text:span><text:span text:style-name="T8_47">cualquier</text:span><text:span text:style-name="T8_48"><text:s/></text:span><text:span text:style-name="T8_49">tipo</text:span><text:span text:style-name="T8_50"><text:s/></text:span><text:span text:style-name="T8_51">de</text:span><text:span text:style-name="T8_52"><text:s/></text:span><text:span text:style-name="T8_53">archivos</text:span><text:span text:style-name="T8_54">.<text:s text:c="2"/></text:span>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